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15.06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21.59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21.0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se_phytx_trace_per_simu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&lt;nGateways&gt;</text:p>
          </table:table-cell>
          <table:table-cell office:value-type="string" calcext:value-type="string">
            <text:p>&lt;nEndDevices&gt;</text:p>
          </table:table-cell>
          <table:table-cell office:value-type="string" calcext:value-type="string">
            <text:p>&lt;totalTime&gt;</text:p>
          </table:table-cell>
          <table:table-cell office:value-type="string" calcext:value-type="string">
            <text:p>&lt;drCalcMethod&gt;</text:p>
          </table:table-cell>
          <table:table-cell office:value-type="string" calcext:value-type="string">
            <text:p>&lt;drCalcMethodMisc&gt;</text:p>
          </table:table-cell>
          <table:table-cell office:value-type="string" calcext:value-type="string">
            <text:p>&lt;seed&gt;</text:p>
          </table:table-cell>
          <table:table-cell office:value-type="string" calcext:value-type="string">
            <text:p>&lt;usDataPeriod&gt;</text:p>
          </table:table-cell>
          <table:table-cell office:value-type="string" calcext:value-type="string">
            <text:p>&lt;delivered&gt;</text:p>
          </table:table-cell>
          <table:table-cell office:value-type="string" calcext:value-type="string">
            <text:p>&lt;sent&gt;</text:p>
          </table:table-cell>
          <table:table-cell office:value-type="string" calcext:value-type="string">
            <text:p>&lt;PDR&gt;</text:p>
          </table:table-cell>
          <table:table-cell office:value-type="string" calcext:value-type="string">
            <text:p>&lt;deliveredDR0&gt;</text:p>
          </table:table-cell>
          <table:table-cell office:value-type="string" calcext:value-type="string">
            <text:p>&lt;sentDR0&gt;</text:p>
          </table:table-cell>
          <table:table-cell office:value-type="string" calcext:value-type="string">
            <text:p>&lt;PDRDR0&gt;</text:p>
          </table:table-cell>
          <table:table-cell office:value-type="string" calcext:value-type="string">
            <text:p>&lt;deliveredDR1&gt;</text:p>
          </table:table-cell>
          <table:table-cell office:value-type="string" calcext:value-type="string">
            <text:p>&lt;sentDR1&gt;</text:p>
          </table:table-cell>
          <table:table-cell office:value-type="string" calcext:value-type="string">
            <text:p>&lt;PDRDR1&gt;</text:p>
          </table:table-cell>
          <table:table-cell office:value-type="string" calcext:value-type="string">
            <text:p>&lt;deliveredDR2&gt;</text:p>
          </table:table-cell>
          <table:table-cell office:value-type="string" calcext:value-type="string">
            <text:p>&lt;sentDR2&gt;</text:p>
          </table:table-cell>
          <table:table-cell office:value-type="string" calcext:value-type="string">
            <text:p>&lt;PDRDR2&gt;</text:p>
          </table:table-cell>
          <table:table-cell office:value-type="string" calcext:value-type="string">
            <text:p>&lt;deliveredDR3&gt;</text:p>
          </table:table-cell>
          <table:table-cell office:value-type="string" calcext:value-type="string">
            <text:p>&lt;sentDR3&gt;</text:p>
          </table:table-cell>
          <table:table-cell office:value-type="string" calcext:value-type="string">
            <text:p>&lt;PDRDR3&gt;</text:p>
          </table:table-cell>
          <table:table-cell office:value-type="string" calcext:value-type="string">
            <text:p>&lt;deliveredDR4&gt;</text:p>
          </table:table-cell>
          <table:table-cell office:value-type="string" calcext:value-type="string">
            <text:p>&lt;sentDR4&gt;</text:p>
          </table:table-cell>
          <table:table-cell office:value-type="string" calcext:value-type="string">
            <text:p>&lt;PDRDR4&gt;</text:p>
          </table:table-cell>
          <table:table-cell office:value-type="string" calcext:value-type="string">
            <text:p>&lt;deliveredDR5&gt;</text:p>
          </table:table-cell>
          <table:table-cell office:value-type="string" calcext:value-type="string">
            <text:p>&lt;sentDR5&gt;</text:p>
          </table:table-cell>
          <table:table-cell office:value-type="string" calcext:value-type="string">
            <text:p>&lt;PDRDR5&gt;</text:p>
          </table:table-cell>
          <table:table-cell table:number-columns-repeated="9"/>
          <table:table-cell office:value-type="string" calcext:value-type="string">
            <text:p>SF7</text:p>
          </table:table-cell>
          <table:table-cell office:value-type="string" calcext:value-type="string">
            <text:p>SF8</text:p>
          </table:table-cell>
          <table:table-cell office:value-type="string" calcext:value-type="string">
            <text:p>SF9</text:p>
          </table:table-cell>
          <table:table-cell office:value-type="string" calcext:value-type="string">
            <text:p>SF10</text:p>
          </table:table-cell>
          <table:table-cell office:value-type="string" calcext:value-type="string">
            <text:p>SF11</text:p>
          </table:table-cell>
          <table:table-cell office:value-type="string" calcext:value-type="string">
            <text:p>SF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0.907" calcext:value-type="float">
            <text:p>0,90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0.907" calcext:value-type="float">
            <text:p>0,907</text:p>
          </table:table-cell>
          <table:table-cell/>
          <table:table-cell office:value-type="float" office:value="0.90376" calcext:value-type="float">
            <text:p>0,90376</text:p>
          </table:table-cell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  <table:table-cell office:value-type="float" office:value="0.6" calcext:value-type="float">
            <text:p>0,6</text:p>
          </table:table-cell>
          <table:table-cell office:value-type="float" office:value="0.48" calcext:value-type="float">
            <text:p>0,48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EXP([.$AL$12]*[.AK2]*-1*1/6000)" office:value-type="float" office:value="0.92094956993213" calcext:value-type="float">
            <text:p>0,92094956993213</text:p>
          </table:table-cell>
          <table:table-cell table:formula="of:=EXP([.$AL$13]*[.AK2]*-1*1/6000)" office:value-type="float" office:value="0.868663026930952" calcext:value-type="float">
            <text:p>0,868663026930952</text:p>
          </table:table-cell>
          <table:table-cell table:formula="of:=EXP([.$AL$14]*[.AK2]*-1*1/6000)" office:value-type="float" office:value="0.754575454356843" calcext:value-type="float">
            <text:p>0,754575454356843</text:p>
          </table:table-cell>
          <table:table-cell table:formula="of:=EXP([.$AL$15]*[.AK2]*-1*1/6000)" office:value-type="float" office:value="0.569384116317836" calcext:value-type="float">
            <text:p>0,569384116317836</text:p>
          </table:table-cell>
          <table:table-cell table:formula="of:=EXP([.$AL$16]*[.AK2]*-1*1/6000)" office:value-type="float" office:value="0.324198271915044" calcext:value-type="float">
            <text:p>0,324198271915044</text:p>
          </table:table-cell>
          <table:table-cell table:formula="of:=EXP([.$AL$17]*[.AK2]*-1*1/6000)" office:value-type="float" office:value="0.154046619246471" calcext:value-type="float">
            <text:p>0,154046619246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0.7018" calcext:value-type="float">
            <text:p>0,701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0.7018" calcext:value-type="float">
            <text:p>0,7018</text:p>
          </table:table-cell>
          <table:table-cell/>
          <table:table-cell office:value-type="float" office:value="0.79896" calcext:value-type="float">
            <text:p>0,79896</text:p>
          </table:table-cell>
          <table:table-cell office:value-type="float" office:value="0.664" calcext:value-type="float">
            <text:p>0,664</text:p>
          </table:table-cell>
          <table:table-cell office:value-type="float" office:value="0.56668" calcext:value-type="float">
            <text:p>0,56668</text:p>
          </table:table-cell>
          <table:table-cell office:value-type="float" office:value="0.39" calcext:value-type="float">
            <text:p>0,39</text:p>
          </table:table-cell>
          <table:table-cell office:value-type="float" office:value="0.27" calcext:value-type="float">
            <text:p>0,27</text:p>
          </table:table-cell>
          <table:table-cell office:value-type="float" office:value="0.16" calcext:value-type="float">
            <text:p>0,1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EXP([.$AL$12]*[.AK3]*-1*1/6000)" office:value-type="float" office:value="0.848148110358175" calcext:value-type="float">
            <text:p>0,848148110358175</text:p>
          </table:table-cell>
          <table:table-cell table:formula="of:=EXP([.$AL$13]*[.AK3]*-1*1/6000)" office:value-type="float" office:value="0.754575454356843" calcext:value-type="float">
            <text:p>0,754575454356843</text:p>
          </table:table-cell>
          <table:table-cell table:formula="of:=EXP([.$AL$14]*[.AK3]*-1*1/6000)" office:value-type="float" office:value="0.569384116317836" calcext:value-type="float">
            <text:p>0,569384116317836</text:p>
          </table:table-cell>
          <table:table-cell table:formula="of:=EXP([.$AL$15]*[.AK3]*-1*1/6000)" office:value-type="float" office:value="0.324198271915044" calcext:value-type="float">
            <text:p>0,324198271915044</text:p>
          </table:table-cell>
          <table:table-cell table:formula="of:=EXP([.$AL$16]*[.AK3]*-1*1/6000)" office:value-type="float" office:value="0.105104519512701" calcext:value-type="float">
            <text:p>0,105104519512701</text:p>
          </table:table-cell>
          <table:table-cell table:formula="of:=EXP([.$AL$17]*[.AK3]*-1*1/6000)" office:value-type="float" office:value="0.0237303609012672" calcext:value-type="float">
            <text:p>0,023730360901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257" calcext:value-type="float">
            <text:p>257</text:p>
          </table:table-cell>
          <table:table-cell office:value-type="float" office:value="0.7588" calcext:value-type="float">
            <text:p>0,758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57" calcext:value-type="float">
            <text:p>257</text:p>
          </table:table-cell>
          <table:table-cell office:value-type="float" office:value="0.7588" calcext:value-type="float">
            <text:p>0,7588</text:p>
          </table:table-cell>
          <table:table-cell/>
          <table:table-cell office:value-type="float" office:value="0.7013" calcext:value-type="float">
            <text:p>0,7013</text:p>
          </table:table-cell>
          <table:table-cell office:value-type="float" office:value="0.59466" calcext:value-type="float">
            <text:p>0,59466</text:p>
          </table:table-cell>
          <table:table-cell office:value-type="float" office:value="0.4311" calcext:value-type="float">
            <text:p>0,4311</text:p>
          </table:table-cell>
          <table:table-cell office:value-type="float" office:value="0.29334" calcext:value-type="float">
            <text:p>0,29334</text:p>
          </table:table-cell>
          <table:table-cell office:value-type="float" office:value="0.18666" calcext:value-type="float">
            <text:p>0,1866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EXP([.$AL$12]*[.AK4]*-1*1/6000)" office:value-type="float" office:value="0.781101637473109" calcext:value-type="float">
            <text:p>0,781101637473109</text:p>
          </table:table-cell>
          <table:table-cell table:formula="of:=EXP([.$AL$13]*[.AK4]*-1*1/6000)" office:value-type="float" office:value="0.655471798229414" calcext:value-type="float">
            <text:p>0,655471798229414</text:p>
          </table:table-cell>
          <table:table-cell table:formula="of:=EXP([.$AL$14]*[.AK4]*-1*1/6000)" office:value-type="float" office:value="0.429643278274101" calcext:value-type="float">
            <text:p>0,429643278274101</text:p>
          </table:table-cell>
          <table:table-cell table:formula="of:=EXP([.$AL$15]*[.AK4]*-1*1/6000)" office:value-type="float" office:value="0.184593346566117" calcext:value-type="float">
            <text:p>0,184593346566117</text:p>
          </table:table-cell>
          <table:table-cell table:formula="of:=EXP([.$AL$16]*[.AK4]*-1*1/6000)" office:value-type="float" office:value="0.0340747035964785" calcext:value-type="float">
            <text:p>0,034074703596479</text:p>
          </table:table-cell>
          <table:table-cell table:formula="of:=EXP([.$AL$17]*[.AK4]*-1*1/6000)" office:value-type="float" office:value="0.00365558187033886" calcext:value-type="float">
            <text:p>0,003655581870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346" calcext:value-type="float">
            <text:p>346</text:p>
          </table:table-cell>
          <table:table-cell office:value-type="float" office:value="0.5723" calcext:value-type="float">
            <text:p>0,572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46" calcext:value-type="float">
            <text:p>346</text:p>
          </table:table-cell>
          <table:table-cell office:value-type="float" office:value="0.5723" calcext:value-type="float">
            <text:p>0,5723</text:p>
          </table:table-cell>
          <table:table-cell/>
          <table:table-cell office:value-type="float" office:value="0.6577" calcext:value-type="float">
            <text:p>0,6577</text:p>
          </table:table-cell>
          <table:table-cell office:value-type="float" office:value="0.53" calcext:value-type="float">
            <text:p>0,53</text:p>
          </table:table-cell>
          <table:table-cell office:value-type="float" office:value="0.365" calcext:value-type="float">
            <text:p>0,365</text:p>
          </table:table-cell>
          <table:table-cell office:value-type="float" office:value="0.2225" calcext:value-type="float">
            <text:p>0,2225</text:p>
          </table:table-cell>
          <table:table-cell office:value-type="float" office:value="0.15" calcext:value-type="float">
            <text:p>0,15</text:p>
          </table:table-cell>
          <table:table-cell office:value-type="float" office:value="0.095" calcext:value-type="float">
            <text:p>0,09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EXP([.$AL$12]*[.AK5]*-1*1/6000)" office:value-type="float" office:value="0.719355217104143" calcext:value-type="float">
            <text:p>0,719355217104143</text:p>
          </table:table-cell>
          <table:table-cell table:formula="of:=EXP([.$AL$13]*[.AK5]*-1*1/6000)" office:value-type="float" office:value="0.569384116317836" calcext:value-type="float">
            <text:p>0,569384116317836</text:p>
          </table:table-cell>
          <table:table-cell table:formula="of:=EXP([.$AL$14]*[.AK5]*-1*1/6000)" office:value-type="float" office:value="0.324198271915044" calcext:value-type="float">
            <text:p>0,324198271915044</text:p>
          </table:table-cell>
          <table:table-cell table:formula="of:=EXP([.$AL$15]*[.AK5]*-1*1/6000)" office:value-type="float" office:value="0.105104519512701" calcext:value-type="float">
            <text:p>0,105104519512701</text:p>
          </table:table-cell>
          <table:table-cell table:formula="of:=EXP([.$AL$16]*[.AK5]*-1*1/6000)" office:value-type="float" office:value="0.0110469600219956" calcext:value-type="float">
            <text:p>0,011046960021996</text:p>
          </table:table-cell>
          <table:table-cell table:formula="of:=EXP([.$AL$17]*[.AK5]*-1*1/6000)" office:value-type="float" office:value="0.000563130028504393" calcext:value-type="float">
            <text:p>0,000563130028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426" calcext:value-type="float">
            <text:p>426</text:p>
          </table:table-cell>
          <table:table-cell office:value-type="float" office:value="0.5775" calcext:value-type="float">
            <text:p>0,57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426" calcext:value-type="float">
            <text:p>426</text:p>
          </table:table-cell>
          <table:table-cell office:value-type="float" office:value="0.5775" calcext:value-type="float">
            <text:p>0,5775</text:p>
          </table:table-cell>
          <table:table-cell/>
          <table:table-cell office:value-type="float" office:value="0.59044" calcext:value-type="float">
            <text:p>0,59044</text:p>
          </table:table-cell>
          <table:table-cell office:value-type="float" office:value="0.456" calcext:value-type="float">
            <text:p>0,456</text:p>
          </table:table-cell>
          <table:table-cell office:value-type="float" office:value="0.34666" calcext:value-type="float">
            <text:p>0,34666</text:p>
          </table:table-cell>
          <table:table-cell office:value-type="float" office:value="0.188" calcext:value-type="float">
            <text:p>0,188</text:p>
          </table:table-cell>
          <table:table-cell office:value-type="float" office:value="0.12" calcext:value-type="float">
            <text:p>0,12</text:p>
          </table:table-cell>
          <table:table-cell office:value-type="float" office:value="0.064" calcext:value-type="float">
            <text:p>0,06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EXP([.$AL$12]*[.AK6]*-1*1/6000)" office:value-type="float" office:value="0.662489877820494" calcext:value-type="float">
            <text:p>0,662489877820494</text:p>
          </table:table-cell>
          <table:table-cell table:formula="of:=EXP([.$AL$13]*[.AK6]*-1*1/6000)" office:value-type="float" office:value="0.494602929967057" calcext:value-type="float">
            <text:p>0,494602929967057</text:p>
          </table:table-cell>
          <table:table-cell table:formula="of:=EXP([.$AL$14]*[.AK6]*-1*1/6000)" office:value-type="float" office:value="0.244632058331997" calcext:value-type="float">
            <text:p>0,244632058331997</text:p>
          </table:table-cell>
          <table:table-cell table:formula="of:=EXP([.$AL$15]*[.AK6]*-1*1/6000)" office:value-type="float" office:value="0.0598448439637498" calcext:value-type="float">
            <text:p>0,05984484396375</text:p>
          </table:table-cell>
          <table:table-cell table:formula="of:=EXP([.$AL$16]*[.AK6]*-1*1/6000)" office:value-type="float" office:value="0.00358140534904556" calcext:value-type="float">
            <text:p>0,003581405349046</text:p>
          </table:table-cell>
          <table:table-cell table:formula="of:=EXP([.$AL$17]*[.AK6]*-1*1/6000)" office:value-type="float" office:value="0.0000867482770872707" calcext:value-type="float">
            <text:p>8,67482770872707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510" calcext:value-type="float">
            <text:p>510</text:p>
          </table:table-cell>
          <table:table-cell office:value-type="float" office:value="0.6078" calcext:value-type="float">
            <text:p>0,607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10" calcext:value-type="float">
            <text:p>510</text:p>
          </table:table-cell>
          <table:table-cell office:value-type="float" office:value="0.6078" calcext:value-type="float">
            <text:p>0,6078</text:p>
          </table:table-cell>
          <table:table-cell/>
          <table:table-cell office:value-type="float" office:value="0.5429" calcext:value-type="float">
            <text:p>0,5429</text:p>
          </table:table-cell>
          <table:table-cell office:value-type="float" office:value="0.41532" calcext:value-type="float">
            <text:p>0,41532</text:p>
          </table:table-cell>
          <table:table-cell office:value-type="float" office:value="0.28112" calcext:value-type="float">
            <text:p>0,28112</text:p>
          </table:table-cell>
          <table:table-cell office:value-type="float" office:value="0.15332" calcext:value-type="float">
            <text:p>0,15332</text:p>
          </table:table-cell>
          <table:table-cell office:value-type="float" office:value="0.1" calcext:value-type="float">
            <text:p>0,1</text:p>
          </table:table-cell>
          <table:table-cell office:value-type="float" office:value="0.05334" calcext:value-type="float">
            <text:p>0,0533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EXP([.$AL$12]*[.AK7]*-1*1/6000)" office:value-type="float" office:value="0.610119768063173" calcext:value-type="float">
            <text:p>0,610119768063173</text:p>
          </table:table-cell>
          <table:table-cell table:formula="of:=EXP([.$AL$13]*[.AK7]*-1*1/6000)" office:value-type="float" office:value="0.429643278274101" calcext:value-type="float">
            <text:p>0,429643278274101</text:p>
          </table:table-cell>
          <table:table-cell table:formula="of:=EXP([.$AL$14]*[.AK7]*-1*1/6000)" office:value-type="float" office:value="0.184593346566117" calcext:value-type="float">
            <text:p>0,184593346566117</text:p>
          </table:table-cell>
          <table:table-cell table:formula="of:=EXP([.$AL$15]*[.AK7]*-1*1/6000)" office:value-type="float" office:value="0.0340747035964785" calcext:value-type="float">
            <text:p>0,034074703596479</text:p>
          </table:table-cell>
          <table:table-cell table:formula="of:=EXP([.$AL$16]*[.AK7]*-1*1/6000)" office:value-type="float" office:value="0.00116108542518786" calcext:value-type="float">
            <text:p>0,001161085425188</text:p>
          </table:table-cell>
          <table:table-cell table:formula="of:=EXP([.$AL$17]*[.AK7]*-1*1/6000)" office:value-type="float" office:value="0.0000133632788107501" calcext:value-type="float">
            <text:p>1,33632788107501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607" calcext:value-type="float">
            <text:p>607</text:p>
          </table:table-cell>
          <table:table-cell office:value-type="float" office:value="0.5255" calcext:value-type="float">
            <text:p>0,525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607" calcext:value-type="float">
            <text:p>607</text:p>
          </table:table-cell>
          <table:table-cell office:value-type="float" office:value="0.5255" calcext:value-type="float">
            <text:p>0,5255</text:p>
          </table:table-cell>
          <table:table-cell/>
          <table:table-cell office:value-type="float" office:value="0.49786" calcext:value-type="float">
            <text:p>0,49786</text:p>
          </table:table-cell>
          <table:table-cell office:value-type="float" office:value="0.35256" calcext:value-type="float">
            <text:p>0,35256</text:p>
          </table:table-cell>
          <table:table-cell office:value-type="float" office:value="0.25716" calcext:value-type="float">
            <text:p>0,25716</text:p>
          </table:table-cell>
          <table:table-cell office:value-type="float" office:value="0.13716" calcext:value-type="float">
            <text:p>0,13716</text:p>
          </table:table-cell>
          <table:table-cell office:value-type="float" office:value="0.08856" calcext:value-type="float">
            <text:p>0,08856</text:p>
          </table:table-cell>
          <table:table-cell office:value-type="float" office:value="0.04856" calcext:value-type="float">
            <text:p>0,0485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EXP([.$AL$12]*[.AK8]*-1*1/6000)" office:value-type="float" office:value="0.56188953800487" calcext:value-type="float">
            <text:p>0,56188953800487</text:p>
          </table:table-cell>
          <table:table-cell table:formula="of:=EXP([.$AL$13]*[.AK8]*-1*1/6000)" office:value-type="float" office:value="0.373215230606118" calcext:value-type="float">
            <text:p>0,373215230606118</text:p>
          </table:table-cell>
          <table:table-cell table:formula="of:=EXP([.$AL$14]*[.AK8]*-1*1/6000)" office:value-type="float" office:value="0.139289608356378" calcext:value-type="float">
            <text:p>0,139289608356378</text:p>
          </table:table-cell>
          <table:table-cell table:formula="of:=EXP([.$AL$15]*[.AK8]*-1*1/6000)" office:value-type="float" office:value="0.0194015949960731" calcext:value-type="float">
            <text:p>0,019401594996073</text:p>
          </table:table-cell>
          <table:table-cell table:formula="of:=EXP([.$AL$16]*[.AK8]*-1*1/6000)" office:value-type="float" office:value="0.000376421888391649" calcext:value-type="float">
            <text:p>0,000376421888392</text:p>
          </table:table-cell>
          <table:table-cell table:formula="of:=EXP([.$AL$17]*[.AK8]*-1*1/6000)" office:value-type="float" office:value="0.00000205856792284406" calcext:value-type="float">
            <text:p>2,0585679228440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48" calcext:value-type="float">
            <text:p>248</text:p>
          </table:table-cell>
          <table:table-cell office:value-type="float" office:value="681" calcext:value-type="float">
            <text:p>681</text:p>
          </table:table-cell>
          <table:table-cell office:value-type="float" office:value="0.3642" calcext:value-type="float">
            <text:p>0,364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681" calcext:value-type="float">
            <text:p>681</text:p>
          </table:table-cell>
          <table:table-cell office:value-type="float" office:value="0.3642" calcext:value-type="float">
            <text:p>0,3642</text:p>
          </table:table-cell>
          <table:table-cell/>
          <table:table-cell office:value-type="float" office:value="0.41936" calcext:value-type="float">
            <text:p>0,41936</text:p>
          </table:table-cell>
          <table:table-cell office:value-type="float" office:value="0.294" calcext:value-type="float">
            <text:p>0,294</text:p>
          </table:table-cell>
          <table:table-cell office:value-type="float" office:value="0.1975" calcext:value-type="float">
            <text:p>0,1975</text:p>
          </table:table-cell>
          <table:table-cell office:value-type="float" office:value="0.10876" calcext:value-type="float">
            <text:p>0,10876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EXP([.$AL$12]*[.AK9]*-1*1/6000)" office:value-type="float" office:value="0.517471928374948" calcext:value-type="float">
            <text:p>0,517471928374948</text:p>
          </table:table-cell>
          <table:table-cell table:formula="of:=EXP([.$AL$13]*[.AK9]*-1*1/6000)" office:value-type="float" office:value="0.324198271915044" calcext:value-type="float">
            <text:p>0,324198271915044</text:p>
          </table:table-cell>
          <table:table-cell table:formula="of:=EXP([.$AL$14]*[.AK9]*-1*1/6000)" office:value-type="float" office:value="0.105104519512701" calcext:value-type="float">
            <text:p>0,105104519512701</text:p>
          </table:table-cell>
          <table:table-cell table:formula="of:=EXP([.$AL$15]*[.AK9]*-1*1/6000)" office:value-type="float" office:value="0.0110469600219956" calcext:value-type="float">
            <text:p>0,011046960021996</text:p>
          </table:table-cell>
          <table:table-cell table:formula="of:=EXP([.$AL$16]*[.AK9]*-1*1/6000)" office:value-type="float" office:value="0.00012203532572757" calcext:value-type="float">
            <text:p>0,000122035325728</text:p>
          </table:table-cell>
          <table:table-cell table:formula="of:=EXP([.$AL$17]*[.AK9]*-1*1/6000)" office:value-type="float" office:value="0.000000317115429003358" calcext:value-type="float">
            <text:p>3,17115429003358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float" office:value="773" calcext:value-type="float">
            <text:p>773</text:p>
          </table:table-cell>
          <table:table-cell office:value-type="float" office:value="0.3894" calcext:value-type="float">
            <text:p>0,389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773" calcext:value-type="float">
            <text:p>773</text:p>
          </table:table-cell>
          <table:table-cell office:value-type="float" office:value="0.3894" calcext:value-type="float">
            <text:p>0,3894</text:p>
          </table:table-cell>
          <table:table-cell/>
          <table:table-cell office:value-type="float" office:value="0.43642" calcext:value-type="float">
            <text:p>0,43642</text:p>
          </table:table-cell>
          <table:table-cell office:value-type="float" office:value="0.296" calcext:value-type="float">
            <text:p>0,296</text:p>
          </table:table-cell>
          <table:table-cell office:value-type="float" office:value="0.2074" calcext:value-type="float">
            <text:p>0,2074</text:p>
          </table:table-cell>
          <table:table-cell office:value-type="float" office:value="0.08778" calcext:value-type="float">
            <text:p>0,08778</text:p>
          </table:table-cell>
          <table:table-cell office:value-type="float" office:value="0.05112" calcext:value-type="float">
            <text:p>0,05112</text:p>
          </table:table-cell>
          <table:table-cell office:value-type="float" office:value="0.02442" calcext:value-type="float">
            <text:p>0,0244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EXP([.$AL$12]*[.AK10]*-1*1/6000)" office:value-type="float" office:value="0.476565549888858" calcext:value-type="float">
            <text:p>0,476565549888858</text:p>
          </table:table-cell>
          <table:table-cell table:formula="of:=EXP([.$AL$13]*[.AK10]*-1*1/6000)" office:value-type="float" office:value="0.281619052207505" calcext:value-type="float">
            <text:p>0,281619052207505</text:p>
          </table:table-cell>
          <table:table-cell table:formula="of:=EXP([.$AL$14]*[.AK10]*-1*1/6000)" office:value-type="float" office:value="0.0793092905662537" calcext:value-type="float">
            <text:p>0,079309290566254</text:p>
          </table:table-cell>
          <table:table-cell table:formula="of:=EXP([.$AL$15]*[.AK10]*-1*1/6000)" office:value-type="float" office:value="0.00628996357012246" calcext:value-type="float">
            <text:p>0,006289963570122</text:p>
          </table:table-cell>
          <table:table-cell table:formula="of:=EXP([.$AL$16]*[.AK10]*-1*1/6000)" office:value-type="float" office:value="0.0000395636417134677" calcext:value-type="float">
            <text:p>3,95636417134677E-05</text:p>
          </table:table-cell>
          <table:table-cell table:formula="of:=EXP([.$AL$17]*[.AK10]*-1*1/6000)" office:value-type="float" office:value="0.0000000488505597488617" calcext:value-type="float">
            <text:p>4,8850559748861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office:value-type="float" office:value="850" calcext:value-type="float">
            <text:p>850</text:p>
          </table:table-cell>
          <table:table-cell office:value-type="float" office:value="0.4247" calcext:value-type="float">
            <text:p>0,424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850" calcext:value-type="float">
            <text:p>850</text:p>
          </table:table-cell>
          <table:table-cell office:value-type="float" office:value="0.4247" calcext:value-type="float">
            <text:p>0,4247</text:p>
          </table:table-cell>
          <table:table-cell/>
          <table:table-cell office:value-type="float" office:value="0.38714" calcext:value-type="float">
            <text:p>0,38714</text:p>
          </table:table-cell>
          <table:table-cell office:value-type="float" office:value="0.26" calcext:value-type="float">
            <text:p>0,26</text:p>
          </table:table-cell>
          <table:table-cell office:value-type="float" office:value="0.17934" calcext:value-type="float">
            <text:p>0,17934</text:p>
          </table:table-cell>
          <table:table-cell office:value-type="float" office:value="0.087" calcext:value-type="float">
            <text:p>0,087</text:p>
          </table:table-cell>
          <table:table-cell office:value-type="float" office:value="0.06" calcext:value-type="float">
            <text:p>0,06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EXP([.$AL$12]*[.AK11]*-1*1/6000)" office:value-type="float" office:value="0.438892838214613" calcext:value-type="float">
            <text:p>0,438892838214613</text:p>
          </table:table-cell>
          <table:table-cell table:formula="of:=EXP([.$AL$13]*[.AK11]*-1*1/6000)" office:value-type="float" office:value="0.244632058331997" calcext:value-type="float">
            <text:p>0,244632058331997</text:p>
          </table:table-cell>
          <table:table-cell table:formula="of:=EXP([.$AL$14]*[.AK11]*-1*1/6000)" office:value-type="float" office:value="0.0598448439637498" calcext:value-type="float">
            <text:p>0,05984484396375</text:p>
          </table:table-cell>
          <table:table-cell table:formula="of:=EXP([.$AL$15]*[.AK11]*-1*1/6000)" office:value-type="float" office:value="0.00358140534904556" calcext:value-type="float">
            <text:p>0,003581405349046</text:p>
          </table:table-cell>
          <table:table-cell table:formula="of:=EXP([.$AL$16]*[.AK11]*-1*1/6000)" office:value-type="float" office:value="0.0000128264642741722" calcext:value-type="float">
            <text:p>1,28264642741722E-05</text:p>
          </table:table-cell>
          <table:table-cell table:formula="of:=EXP([.$AL$17]*[.AK11]*-1*1/6000)" office:value-type="float" office:value="0.00000000752526357760989" calcext:value-type="float">
            <text:p>7,52526357760989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t7</text:p>
          </table:table-cell>
          <table:table-cell office:value-type="float" office:value="49.41" calcext:value-type="float">
            <text:p>49,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0.8439" calcext:value-type="float">
            <text:p>0,843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0.8439" calcext:value-type="float">
            <text:p>0,8439</text:p>
          </table:table-cell>
          <table:table-cell table:number-columns-repeated="8"/>
          <table:table-cell office:value-type="string" calcext:value-type="string">
            <text:p>t8</text:p>
          </table:table-cell>
          <table:table-cell office:value-type="float" office:value="84.48" calcext:value-type="float">
            <text:p>84,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254" calcext:value-type="float">
            <text:p>254</text:p>
          </table:table-cell>
          <table:table-cell office:value-type="float" office:value="0.5748" calcext:value-type="float">
            <text:p>0,574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4" calcext:value-type="float">
            <text:p>254</text:p>
          </table:table-cell>
          <table:table-cell office:value-type="float" office:value="0.5748" calcext:value-type="float">
            <text:p>0,5748</text:p>
          </table:table-cell>
          <table:table-cell table:number-columns-repeated="8"/>
          <table:table-cell office:value-type="string" calcext:value-type="string">
            <text:p>t9</text:p>
          </table:table-cell>
          <table:table-cell office:value-type="float" office:value="168.96" calcext:value-type="float">
            <text:p>168,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344" calcext:value-type="float">
            <text:p>344</text:p>
          </table:table-cell>
          <table:table-cell office:value-type="float" office:value="0.6657" calcext:value-type="float">
            <text:p>0,665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44" calcext:value-type="float">
            <text:p>344</text:p>
          </table:table-cell>
          <table:table-cell office:value-type="float" office:value="0.6657" calcext:value-type="float">
            <text:p>0,6657</text:p>
          </table:table-cell>
          <table:table-cell table:number-columns-repeated="8"/>
          <table:table-cell office:value-type="string" calcext:value-type="string">
            <text:p>t10</text:p>
          </table:table-cell>
          <table:table-cell office:value-type="float" office:value="337.92" calcext:value-type="float">
            <text:p>337,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426" calcext:value-type="float">
            <text:p>426</text:p>
          </table:table-cell>
          <table:table-cell office:value-type="float" office:value="0.5939" calcext:value-type="float">
            <text:p>0,593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26" calcext:value-type="float">
            <text:p>426</text:p>
          </table:table-cell>
          <table:table-cell office:value-type="float" office:value="0.5939" calcext:value-type="float">
            <text:p>0,5939</text:p>
          </table:table-cell>
          <table:table-cell table:number-columns-repeated="8"/>
          <table:table-cell office:value-type="string" calcext:value-type="string">
            <text:p>t11</text:p>
          </table:table-cell>
          <table:table-cell office:value-type="float" office:value="675.84" calcext:value-type="float">
            <text:p>675,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512" calcext:value-type="float">
            <text:p>512</text:p>
          </table:table-cell>
          <table:table-cell office:value-type="float" office:value="0.5586" calcext:value-type="float">
            <text:p>0,558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512" calcext:value-type="float">
            <text:p>512</text:p>
          </table:table-cell>
          <table:table-cell office:value-type="float" office:value="0.5586" calcext:value-type="float">
            <text:p>0,5586</text:p>
          </table:table-cell>
          <table:table-cell table:number-columns-repeated="8"/>
          <table:table-cell office:value-type="string" calcext:value-type="string">
            <text:p>t12</text:p>
          </table:table-cell>
          <table:table-cell office:value-type="float" office:value="1122.3" calcext:value-type="float">
            <text:p>1122,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  <table:table-cell office:value-type="float" office:value="600" calcext:value-type="float">
            <text:p>600</text:p>
          </table:table-cell>
          <table:table-cell office:value-type="float" office:value="0.4783" calcext:value-type="float">
            <text:p>0,478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0" calcext:value-type="float">
            <text:p>600</text:p>
          </table:table-cell>
          <table:table-cell office:value-type="float" office:value="0.4783" calcext:value-type="float">
            <text:p>0,478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691" calcext:value-type="float">
            <text:p>691</text:p>
          </table:table-cell>
          <table:table-cell office:value-type="float" office:value="0.398" calcext:value-type="float">
            <text:p>0,39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691" calcext:value-type="float">
            <text:p>691</text:p>
          </table:table-cell>
          <table:table-cell office:value-type="float" office:value="0.398" calcext:value-type="float">
            <text:p>0,39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377" calcext:value-type="float">
            <text:p>377</text:p>
          </table:table-cell>
          <table:table-cell office:value-type="float" office:value="770" calcext:value-type="float">
            <text:p>770</text:p>
          </table:table-cell>
          <table:table-cell office:value-type="float" office:value="0.4896" calcext:value-type="float">
            <text:p>0,489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770" calcext:value-type="float">
            <text:p>770</text:p>
          </table:table-cell>
          <table:table-cell office:value-type="float" office:value="0.4896" calcext:value-type="float">
            <text:p>0,489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office:value-type="float" office:value="855" calcext:value-type="float">
            <text:p>855</text:p>
          </table:table-cell>
          <table:table-cell office:value-type="float" office:value="0.414" calcext:value-type="float">
            <text:p>0,4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855" calcext:value-type="float">
            <text:p>855</text:p>
          </table:table-cell>
          <table:table-cell office:value-type="float" office:value="0.414" calcext:value-type="float">
            <text:p>0,41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0.9538" calcext:value-type="float">
            <text:p>0,953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0.9538" calcext:value-type="float">
            <text:p>0,953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258" calcext:value-type="float">
            <text:p>258</text:p>
          </table:table-cell>
          <table:table-cell office:value-type="float" office:value="0.7674" calcext:value-type="float">
            <text:p>0,767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58" calcext:value-type="float">
            <text:p>258</text:p>
          </table:table-cell>
          <table:table-cell office:value-type="float" office:value="0.7674" calcext:value-type="float">
            <text:p>0,767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341" calcext:value-type="float">
            <text:p>341</text:p>
          </table:table-cell>
          <table:table-cell office:value-type="float" office:value="0.651" calcext:value-type="float">
            <text:p>0,65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341" calcext:value-type="float">
            <text:p>341</text:p>
          </table:table-cell>
          <table:table-cell office:value-type="float" office:value="0.651" calcext:value-type="float">
            <text:p>0,65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425" calcext:value-type="float">
            <text:p>425</text:p>
          </table:table-cell>
          <table:table-cell office:value-type="float" office:value="0.6424" calcext:value-type="float">
            <text:p>0,64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425" calcext:value-type="float">
            <text:p>425</text:p>
          </table:table-cell>
          <table:table-cell office:value-type="float" office:value="0.6424" calcext:value-type="float">
            <text:p>0,642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514" calcext:value-type="float">
            <text:p>514</text:p>
          </table:table-cell>
          <table:table-cell office:value-type="float" office:value="0.4981" calcext:value-type="float">
            <text:p>0,498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14" calcext:value-type="float">
            <text:p>514</text:p>
          </table:table-cell>
          <table:table-cell office:value-type="float" office:value="0.4981" calcext:value-type="float">
            <text:p>0,498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598" calcext:value-type="float">
            <text:p>598</text:p>
          </table:table-cell>
          <table:table-cell office:value-type="float" office:value="0.4599" calcext:value-type="float">
            <text:p>0,459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98" calcext:value-type="float">
            <text:p>598</text:p>
          </table:table-cell>
          <table:table-cell office:value-type="float" office:value="0.4599" calcext:value-type="float">
            <text:p>0,45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324" calcext:value-type="float">
            <text:p>324</text:p>
          </table:table-cell>
          <table:table-cell office:value-type="float" office:value="683" calcext:value-type="float">
            <text:p>683</text:p>
          </table:table-cell>
          <table:table-cell office:value-type="float" office:value="0.4744" calcext:value-type="float">
            <text:p>0,47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83" calcext:value-type="float">
            <text:p>683</text:p>
          </table:table-cell>
          <table:table-cell office:value-type="float" office:value="0.4744" calcext:value-type="float">
            <text:p>0,474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office:value-type="float" office:value="771" calcext:value-type="float">
            <text:p>771</text:p>
          </table:table-cell>
          <table:table-cell office:value-type="float" office:value="0.4176" calcext:value-type="float">
            <text:p>0,417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71" calcext:value-type="float">
            <text:p>771</text:p>
          </table:table-cell>
          <table:table-cell office:value-type="float" office:value="0.4176" calcext:value-type="float">
            <text:p>0,417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office:value-type="float" office:value="853" calcext:value-type="float">
            <text:p>853</text:p>
          </table:table-cell>
          <table:table-cell office:value-type="float" office:value="0.3271" calcext:value-type="float">
            <text:p>0,327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853" calcext:value-type="float">
            <text:p>853</text:p>
          </table:table-cell>
          <table:table-cell office:value-type="float" office:value="0.3271" calcext:value-type="float">
            <text:p>0,327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 office:value-type="float" office:value="0.8012" calcext:value-type="float">
            <text:p>0,80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 office:value-type="float" office:value="0.8012" calcext:value-type="float">
            <text:p>0,801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257" calcext:value-type="float">
            <text:p>257</text:p>
          </table:table-cell>
          <table:table-cell office:value-type="float" office:value="0.8132" calcext:value-type="float">
            <text:p>0,813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57" calcext:value-type="float">
            <text:p>257</text:p>
          </table:table-cell>
          <table:table-cell office:value-type="float" office:value="0.8132" calcext:value-type="float">
            <text:p>0,813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343" calcext:value-type="float">
            <text:p>343</text:p>
          </table:table-cell>
          <table:table-cell office:value-type="float" office:value="0.7259" calcext:value-type="float">
            <text:p>0,725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43" calcext:value-type="float">
            <text:p>343</text:p>
          </table:table-cell>
          <table:table-cell office:value-type="float" office:value="0.7259" calcext:value-type="float">
            <text:p>0,725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423" calcext:value-type="float">
            <text:p>423</text:p>
          </table:table-cell>
          <table:table-cell office:value-type="float" office:value="0.5792" calcext:value-type="float">
            <text:p>0,579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23" calcext:value-type="float">
            <text:p>423</text:p>
          </table:table-cell>
          <table:table-cell office:value-type="float" office:value="0.5792" calcext:value-type="float">
            <text:p>0,579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514" calcext:value-type="float">
            <text:p>514</text:p>
          </table:table-cell>
          <table:table-cell office:value-type="float" office:value="0.4864" calcext:value-type="float">
            <text:p>0,486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14" calcext:value-type="float">
            <text:p>514</text:p>
          </table:table-cell>
          <table:table-cell office:value-type="float" office:value="0.4864" calcext:value-type="float">
            <text:p>0,486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603" calcext:value-type="float">
            <text:p>603</text:p>
          </table:table-cell>
          <table:table-cell office:value-type="float" office:value="0.5357" calcext:value-type="float">
            <text:p>0,535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603" calcext:value-type="float">
            <text:p>603</text:p>
          </table:table-cell>
          <table:table-cell office:value-type="float" office:value="0.5357" calcext:value-type="float">
            <text:p>0,5357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09" calcext:value-type="float">
            <text:p>309</text:p>
          </table:table-cell>
          <table:table-cell office:value-type="float" office:value="686" calcext:value-type="float">
            <text:p>686</text:p>
          </table:table-cell>
          <table:table-cell office:value-type="float" office:value="0.4504" calcext:value-type="float">
            <text:p>0,450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686" calcext:value-type="float">
            <text:p>686</text:p>
          </table:table-cell>
          <table:table-cell office:value-type="float" office:value="0.4504" calcext:value-type="float">
            <text:p>0,4504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office:value-type="float" office:value="778" calcext:value-type="float">
            <text:p>778</text:p>
          </table:table-cell>
          <table:table-cell office:value-type="float" office:value="0.437" calcext:value-type="float">
            <text:p>0,43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778" calcext:value-type="float">
            <text:p>778</text:p>
          </table:table-cell>
          <table:table-cell office:value-type="float" office:value="0.437" calcext:value-type="float">
            <text:p>0,437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845" calcext:value-type="float">
            <text:p>845</text:p>
          </table:table-cell>
          <table:table-cell office:value-type="float" office:value="0.3586" calcext:value-type="float">
            <text:p>0,358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845" calcext:value-type="float">
            <text:p>845</text:p>
          </table:table-cell>
          <table:table-cell office:value-type="float" office:value="0.3586" calcext:value-type="float">
            <text:p>0,358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0.6118" calcext:value-type="float">
            <text:p>0,611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0.6118" calcext:value-type="float">
            <text:p>0,611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float" office:value="0.6941" calcext:value-type="float">
            <text:p>0,694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float" office:value="0.6941" calcext:value-type="float">
            <text:p>0,694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260" calcext:value-type="float">
            <text:p>260</text:p>
          </table:table-cell>
          <table:table-cell office:value-type="float" office:value="0.5923" calcext:value-type="float">
            <text:p>0,592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60" calcext:value-type="float">
            <text:p>260</text:p>
          </table:table-cell>
          <table:table-cell office:value-type="float" office:value="0.5923" calcext:value-type="float">
            <text:p>0,592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337" calcext:value-type="float">
            <text:p>337</text:p>
          </table:table-cell>
          <table:table-cell office:value-type="float" office:value="0.6736" calcext:value-type="float">
            <text:p>0,67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37" calcext:value-type="float">
            <text:p>337</text:p>
          </table:table-cell>
          <table:table-cell office:value-type="float" office:value="0.6736" calcext:value-type="float">
            <text:p>0,673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431" calcext:value-type="float">
            <text:p>431</text:p>
          </table:table-cell>
          <table:table-cell office:value-type="float" office:value="0.5592" calcext:value-type="float">
            <text:p>0,559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431" calcext:value-type="float">
            <text:p>431</text:p>
          </table:table-cell>
          <table:table-cell office:value-type="float" office:value="0.5592" calcext:value-type="float">
            <text:p>0,5592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511" calcext:value-type="float">
            <text:p>511</text:p>
          </table:table-cell>
          <table:table-cell office:value-type="float" office:value="0.5636" calcext:value-type="float">
            <text:p>0,56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511" calcext:value-type="float">
            <text:p>511</text:p>
          </table:table-cell>
          <table:table-cell office:value-type="float" office:value="0.5636" calcext:value-type="float">
            <text:p>0,563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594" calcext:value-type="float">
            <text:p>594</text:p>
          </table:table-cell>
          <table:table-cell office:value-type="float" office:value="0.4899" calcext:value-type="float">
            <text:p>0,489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594" calcext:value-type="float">
            <text:p>594</text:p>
          </table:table-cell>
          <table:table-cell office:value-type="float" office:value="0.4899" calcext:value-type="float">
            <text:p>0,489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671" calcext:value-type="float">
            <text:p>671</text:p>
          </table:table-cell>
          <table:table-cell office:value-type="float" office:value="0.4098" calcext:value-type="float">
            <text:p>0,409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671" calcext:value-type="float">
            <text:p>671</text:p>
          </table:table-cell>
          <table:table-cell office:value-type="float" office:value="0.4098" calcext:value-type="float">
            <text:p>0,4098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767" calcext:value-type="float">
            <text:p>767</text:p>
          </table:table-cell>
          <table:table-cell office:value-type="float" office:value="0.4485" calcext:value-type="float">
            <text:p>0,448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767" calcext:value-type="float">
            <text:p>767</text:p>
          </table:table-cell>
          <table:table-cell office:value-type="float" office:value="0.4485" calcext:value-type="float">
            <text:p>0,448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float" office:value="846" calcext:value-type="float">
            <text:p>846</text:p>
          </table:table-cell>
          <table:table-cell office:value-type="float" office:value="0.4113" calcext:value-type="float">
            <text:p>0,411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846" calcext:value-type="float">
            <text:p>846</text:p>
          </table:table-cell>
          <table:table-cell office:value-type="float" office:value="0.4113" calcext:value-type="float">
            <text:p>0,411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0.425" calcext:value-type="float">
            <text:p>0,4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0.425" calcext:value-type="float">
            <text:p>0,4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300" calcext:value-type="float">
            <text:p>300</text:p>
          </table:table-cell>
          <table:table-cell office:value-type="float" office:value="0.4433" calcext:value-type="float">
            <text:p>0,44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00" calcext:value-type="float">
            <text:p>300</text:p>
          </table:table-cell>
          <table:table-cell office:value-type="float" office:value="0.4433" calcext:value-type="float">
            <text:p>0,44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350" calcext:value-type="float">
            <text:p>350</text:p>
          </table:table-cell>
          <table:table-cell office:value-type="float" office:value="0.3571" calcext:value-type="float">
            <text:p>0,35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50" calcext:value-type="float">
            <text:p>350</text:p>
          </table:table-cell>
          <table:table-cell office:value-type="float" office:value="0.3571" calcext:value-type="float">
            <text:p>0,3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  <table:table-cell office:value-type="float" office:value="0.2875" calcext:value-type="float">
            <text:p>0,28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  <table:table-cell office:value-type="float" office:value="0.2875" calcext:value-type="float">
            <text:p>0,28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450" calcext:value-type="float">
            <text:p>450</text:p>
          </table:table-cell>
          <table:table-cell office:value-type="float" office:value="0.28" calcext:value-type="float">
            <text:p>0,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450" calcext:value-type="float">
            <text:p>450</text:p>
          </table:table-cell>
          <table:table-cell office:value-type="float" office:value="0.28" calcext:value-type="float">
            <text:p>0,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0.274" calcext:value-type="float">
            <text:p>0,2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office:value-type="float" office:value="0.274" calcext:value-type="float">
            <text:p>0,2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,6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0.5333" calcext:value-type="float">
            <text:p>0,53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0.5333" calcext:value-type="float">
            <text:p>0,5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0.55" calcext:value-type="float">
            <text:p>0,5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0.55" calcext:value-type="float">
            <text:p>0,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0.44" calcext:value-type="float">
            <text:p>0,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0.44" calcext:value-type="float">
            <text:p>0,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office:value-type="float" office:value="0.3371" calcext:value-type="float">
            <text:p>0,33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office:value-type="float" office:value="0.3371" calcext:value-type="float">
            <text:p>0,33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400" calcext:value-type="float">
            <text:p>400</text:p>
          </table:table-cell>
          <table:table-cell office:value-type="float" office:value="0.335" calcext:value-type="float">
            <text:p>0,3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00" calcext:value-type="float">
            <text:p>400</text:p>
          </table:table-cell>
          <table:table-cell office:value-type="float" office:value="0.335" calcext:value-type="float">
            <text:p>0,3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450" calcext:value-type="float">
            <text:p>450</text:p>
          </table:table-cell>
          <table:table-cell office:value-type="float" office:value="0.3222" calcext:value-type="float">
            <text:p>0,32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50" calcext:value-type="float">
            <text:p>450</text:p>
          </table:table-cell>
          <table:table-cell office:value-type="float" office:value="0.3222" calcext:value-type="float">
            <text:p>0,3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0.29" calcext:value-type="float">
            <text:p>0,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0.29" calcext:value-type="float">
            <text:p>0,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,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0.6333" calcext:value-type="float">
            <text:p>0,63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0.6333" calcext:value-type="float">
            <text:p>0,6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0.525" calcext:value-type="float">
            <text:p>0,5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0.525" calcext:value-type="float">
            <text:p>0,5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0.48" calcext:value-type="float">
            <text:p>0,4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0.48" calcext:value-type="float">
            <text:p>0,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0.41" calcext:value-type="float">
            <text:p>0,4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0" calcext:value-type="float">
            <text:p>300</text:p>
          </table:table-cell>
          <table:table-cell office:value-type="float" office:value="0.41" calcext:value-type="float">
            <text:p>0,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350" calcext:value-type="float">
            <text:p>350</text:p>
          </table:table-cell>
          <table:table-cell office:value-type="float" office:value="0.3686" calcext:value-type="float">
            <text:p>0,36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50" calcext:value-type="float">
            <text:p>350</text:p>
          </table:table-cell>
          <table:table-cell office:value-type="float" office:value="0.3686" calcext:value-type="float">
            <text:p>0,36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,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450" calcext:value-type="float">
            <text:p>450</text:p>
          </table:table-cell>
          <table:table-cell office:value-type="float" office:value="0.2556" calcext:value-type="float">
            <text:p>0,255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50" calcext:value-type="float">
            <text:p>450</text:p>
          </table:table-cell>
          <table:table-cell office:value-type="float" office:value="0.2556" calcext:value-type="float">
            <text:p>0,25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0.242" calcext:value-type="float">
            <text:p>0,2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500" calcext:value-type="float">
            <text:p>500</text:p>
          </table:table-cell>
          <table:table-cell office:value-type="float" office:value="0.242" calcext:value-type="float">
            <text:p>0,2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,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,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0.625" calcext:value-type="float">
            <text:p>0,6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0.625" calcext:value-type="float">
            <text:p>0,6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0.42" calcext:value-type="float">
            <text:p>0,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0.42" calcext:value-type="float">
            <text:p>0,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office:value-type="float" office:value="0.38" calcext:value-type="float">
            <text:p>0,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office:value-type="float" office:value="0.38" calcext:value-type="float">
            <text:p>0,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350" calcext:value-type="float">
            <text:p>350</text:p>
          </table:table-cell>
          <table:table-cell office:value-type="float" office:value="0.3571" calcext:value-type="float">
            <text:p>0,357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50" calcext:value-type="float">
            <text:p>350</text:p>
          </table:table-cell>
          <table:table-cell office:value-type="float" office:value="0.3571" calcext:value-type="float">
            <text:p>0,35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  <table:table-cell office:value-type="float" office:value="0.224" calcext:value-type="float">
            <text:p>0,2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  <table:table-cell office:value-type="float" office:value="0.224" calcext:value-type="float">
            <text:p>0,2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.68" calcext:value-type="float">
            <text:p>0,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0.68" calcext:value-type="float">
            <text:p>0,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0.6067" calcext:value-type="float">
            <text:p>0,606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0.6067" calcext:value-type="float">
            <text:p>0,60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0.525" calcext:value-type="float">
            <text:p>0,5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0.525" calcext:value-type="float">
            <text:p>0,5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0.44" calcext:value-type="float">
            <text:p>0,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0.44" calcext:value-type="float">
            <text:p>0,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300" calcext:value-type="float">
            <text:p>300</text:p>
          </table:table-cell>
          <table:table-cell office:value-type="float" office:value="0.4433" calcext:value-type="float">
            <text:p>0,44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00" calcext:value-type="float">
            <text:p>300</text:p>
          </table:table-cell>
          <table:table-cell office:value-type="float" office:value="0.4433" calcext:value-type="float">
            <text:p>0,44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office:value-type="float" office:value="0.3429" calcext:value-type="float">
            <text:p>0,342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office:value-type="float" office:value="0.3429" calcext:value-type="float">
            <text:p>0,34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400" calcext:value-type="float">
            <text:p>400</text:p>
          </table:table-cell>
          <table:table-cell office:value-type="float" office:value="0.2975" calcext:value-type="float">
            <text:p>0,29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00" calcext:value-type="float">
            <text:p>400</text:p>
          </table:table-cell>
          <table:table-cell office:value-type="float" office:value="0.2975" calcext:value-type="float">
            <text:p>0,29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450" calcext:value-type="float">
            <text:p>450</text:p>
          </table:table-cell>
          <table:table-cell office:value-type="float" office:value="0.3222" calcext:value-type="float">
            <text:p>0,32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450" calcext:value-type="float">
            <text:p>450</text:p>
          </table:table-cell>
          <table:table-cell office:value-type="float" office:value="0.3222" calcext:value-type="float">
            <text:p>0,3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0.27" calcext:value-type="float">
            <text:p>0,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  <table:table-cell office:value-type="float" office:value="0.27" calcext:value-type="float">
            <text:p>0,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.45" calcext:value-type="float">
            <text:p>0,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.45" calcext:value-type="float">
            <text:p>0,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0.4889" calcext:value-type="float">
            <text:p>0,48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0.4889" calcext:value-type="float">
            <text:p>0,48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0.275" calcext:value-type="float">
            <text:p>0,2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0.275" calcext:value-type="float">
            <text:p>0,2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0.42" calcext:value-type="float">
            <text:p>0,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0.42" calcext:value-type="float">
            <text:p>0,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0.3333" calcext:value-type="float">
            <text:p>0,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0.3333" calcext:value-type="float">
            <text:p>0,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10" calcext:value-type="float">
            <text:p>210</text:p>
          </table:table-cell>
          <table:table-cell office:value-type="float" office:value="0.2714" calcext:value-type="float">
            <text:p>0,27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10" calcext:value-type="float">
            <text:p>210</text:p>
          </table:table-cell>
          <table:table-cell office:value-type="float" office:value="0.2714" calcext:value-type="float">
            <text:p>0,27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0.2083" calcext:value-type="float">
            <text:p>0,20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0.2083" calcext:value-type="float">
            <text:p>0,20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70" calcext:value-type="float">
            <text:p>270</text:p>
          </table:table-cell>
          <table:table-cell office:value-type="float" office:value="0.2148" calcext:value-type="float">
            <text:p>0,21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0" calcext:value-type="float">
            <text:p>270</text:p>
          </table:table-cell>
          <table:table-cell office:value-type="float" office:value="0.2148" calcext:value-type="float">
            <text:p>0,21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0.21" calcext:value-type="float">
            <text:p>0,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0.21" calcext:value-type="float">
            <text:p>0,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.3333" calcext:value-type="float">
            <text:p>0,3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0.3333" calcext:value-type="float">
            <text:p>0,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,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float" office:value="0.34" calcext:value-type="float">
            <text:p>0,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float" office:value="0.34" calcext:value-type="float">
            <text:p>0,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.2667" calcext:value-type="float">
            <text:p>0,2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0.2667" calcext:value-type="float">
            <text:p>0,2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0.2429" calcext:value-type="float">
            <text:p>0,2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0.2429" calcext:value-type="float">
            <text:p>0,24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0.21" calcext:value-type="float">
            <text:p>0,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00" calcext:value-type="float">
            <text:p>300</text:p>
          </table:table-cell>
          <table:table-cell office:value-type="float" office:value="0.21" calcext:value-type="float">
            <text:p>0,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5667" calcext:value-type="float">
            <text:p>0,5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5667" calcext:value-type="float">
            <text:p>0,5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,3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0.375" calcext:value-type="float">
            <text:p>0,3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0.38" calcext:value-type="float">
            <text:p>0,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0.38" calcext:value-type="float">
            <text:p>0,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,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,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0.2857" calcext:value-type="float">
            <text:p>0,285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0.2857" calcext:value-type="float">
            <text:p>0,28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0.1917" calcext:value-type="float">
            <text:p>0,19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0.1917" calcext:value-type="float">
            <text:p>0,19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0.16" calcext:value-type="float">
            <text:p>0,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0.16" calcext:value-type="float">
            <text:p>0,1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0.65" calcext:value-type="float">
            <text:p>0,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0.65" calcext:value-type="float">
            <text:p>0,6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0.4333" calcext:value-type="float">
            <text:p>0,43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0.4333" calcext:value-type="float">
            <text:p>0,4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,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,3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0.28" calcext:value-type="float">
            <text:p>0,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float" office:value="0.28" calcext:value-type="float">
            <text:p>0,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,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0.25" calcext:value-type="float">
            <text:p>0,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0.2429" calcext:value-type="float">
            <text:p>0,2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0.2429" calcext:value-type="float">
            <text:p>0,24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office:value-type="float" office:value="0.1625" calcext:value-type="float">
            <text:p>0,16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office:value-type="float" office:value="0.1625" calcext:value-type="float">
            <text:p>0,16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70" calcext:value-type="float">
            <text:p>27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0.14" calcext:value-type="float">
            <text:p>0,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0.14" calcext:value-type="float">
            <text:p>0,1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5667" calcext:value-type="float">
            <text:p>0,56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5667" calcext:value-type="float">
            <text:p>0,56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0.425" calcext:value-type="float">
            <text:p>0,4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0.425" calcext:value-type="float">
            <text:p>0,4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.3133" calcext:value-type="float">
            <text:p>0,313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.3133" calcext:value-type="float">
            <text:p>0,31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0.3056" calcext:value-type="float">
            <text:p>0,30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0.3056" calcext:value-type="float">
            <text:p>0,305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0.2429" calcext:value-type="float">
            <text:p>0,242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0.2429" calcext:value-type="float">
            <text:p>0,24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office:value-type="float" office:value="0.225" calcext:value-type="float">
            <text:p>0,2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office:value-type="float" office:value="0.225" calcext:value-type="float">
            <text:p>0,2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0.2222" calcext:value-type="float">
            <text:p>0,22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0.2222" calcext:value-type="float">
            <text:p>0,22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00" calcext:value-type="float">
            <text:p>300</text:p>
          </table:table-cell>
          <table:table-cell office:value-type="float" office:value="0.1767" calcext:value-type="float">
            <text:p>0,17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00" calcext:value-type="float">
            <text:p>300</text:p>
          </table:table-cell>
          <table:table-cell office:value-type="float" office:value="0.1767" calcext:value-type="float">
            <text:p>0,17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3667" calcext:value-type="float">
            <text:p>0,3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3667" calcext:value-type="float">
            <text:p>0,3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0.175" calcext:value-type="float">
            <text:p>0,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0.175" calcext:value-type="float">
            <text:p>0,1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0.1333" calcext:value-type="float">
            <text:p>0,1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0.1333" calcext:value-type="float">
            <text:p>0,133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0.1357" calcext:value-type="float">
            <text:p>0,13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0.1357" calcext:value-type="float">
            <text:p>0,135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0.1125" calcext:value-type="float">
            <text:p>0,11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0.1125" calcext:value-type="float">
            <text:p>0,11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0.0722" calcext:value-type="float">
            <text:p>0,07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0.0722" calcext:value-type="float">
            <text:p>0,072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0.2667" calcext:value-type="float">
            <text:p>0,2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0.2667" calcext:value-type="float">
            <text:p>0,2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0.275" calcext:value-type="float">
            <text:p>0,2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0.275" calcext:value-type="float">
            <text:p>0,2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,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,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,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0.1286" calcext:value-type="float">
            <text:p>0,1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0.1286" calcext:value-type="float">
            <text:p>0,128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0.1125" calcext:value-type="float">
            <text:p>0,11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0.1125" calcext:value-type="float">
            <text:p>0,11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,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0.11" calcext:value-type="float">
            <text:p>0,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0.11" calcext:value-type="float">
            <text:p>0,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,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45" calcext:value-type="float">
            <text:p>0,4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,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,2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,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0.1429" calcext:value-type="float">
            <text:p>0,14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0.1429" calcext:value-type="float">
            <text:p>0,142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0.0938" calcext:value-type="float">
            <text:p>0,09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0.0938" calcext:value-type="float">
            <text:p>0,093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0.0889" calcext:value-type="float">
            <text:p>0,08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0.0889" calcext:value-type="float">
            <text:p>0,088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0.07" calcext:value-type="float">
            <text:p>0,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0.07" calcext:value-type="float">
            <text:p>0,0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.225" calcext:value-type="float">
            <text:p>0,2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.225" calcext:value-type="float">
            <text:p>0,2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.17" calcext:value-type="float">
            <text:p>0,1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0.1583" calcext:value-type="float">
            <text:p>0,15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0.1583" calcext:value-type="float">
            <text:p>0,15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0.1286" calcext:value-type="float">
            <text:p>0,1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0.1286" calcext:value-type="float">
            <text:p>0,128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0.0813" calcext:value-type="float">
            <text:p>0,08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0.0813" calcext:value-type="float">
            <text:p>0,081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0.0667" calcext:value-type="float">
            <text:p>0,0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float" office:value="0.0667" calcext:value-type="float">
            <text:p>0,066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0.065" calcext:value-type="float">
            <text:p>0,0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0.065" calcext:value-type="float">
            <text:p>0,06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,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3333" calcext:value-type="float">
            <text:p>0,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3333" calcext:value-type="float">
            <text:p>0,333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0.2375" calcext:value-type="float">
            <text:p>0,23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0.2375" calcext:value-type="float">
            <text:p>0,23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,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.18" calcext:value-type="float">
            <text:p>0,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0.175" calcext:value-type="float">
            <text:p>0,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0.175" calcext:value-type="float">
            <text:p>0,17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0.15" calcext:value-type="float">
            <text:p>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0.15" calcext:value-type="float">
            <text:p>0,1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0.1437" calcext:value-type="float">
            <text:p>0,14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0.1437" calcext:value-type="float">
            <text:p>0,143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0.1111" calcext:value-type="float">
            <text:p>0,11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0.1111" calcext:value-type="float">
            <text:p>0,111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0.09" calcext:value-type="float">
            <text:p>0,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0.09" calcext:value-type="float">
            <text:p>0,0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1667" calcext:value-type="float">
            <text:p>0,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1667" calcext:value-type="float">
            <text:p>0,16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,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,1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833" calcext:value-type="float">
            <text:p>0,0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833" calcext:value-type="float">
            <text:p>0,083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714" calcext:value-type="float">
            <text:p>0,0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714" calcext:value-type="float">
            <text:p>0,071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,0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556" calcext:value-type="float">
            <text:p>0,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556" calcext:value-type="float">
            <text:p>0,055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,0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75" calcext:value-type="float">
            <text:p>0,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75" calcext:value-type="float">
            <text:p>0,1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,1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1143" calcext:value-type="float">
            <text:p>0,1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1143" calcext:value-type="float">
            <text:p>0,114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,0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,08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556" calcext:value-type="float">
            <text:p>0,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556" calcext:value-type="float">
            <text:p>0,055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,0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,3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2333" calcext:value-type="float">
            <text:p>0,2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2333" calcext:value-type="float">
            <text:p>0,233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,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,1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1167" calcext:value-type="float">
            <text:p>0,1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1167" calcext:value-type="float">
            <text:p>0,11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714" calcext:value-type="float">
            <text:p>0,0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714" calcext:value-type="float">
            <text:p>0,071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,0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,0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0333" calcext:value-type="float">
            <text:p>0,0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0333" calcext:value-type="float">
            <text:p>0,033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321" calcext:value-type="float">
            <text:p>45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2333" calcext:value-type="float">
            <text:p>0,2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2333" calcext:value-type="float">
            <text:p>0,233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25" calcext:value-type="float">
            <text:p>0,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25" calcext:value-type="float">
            <text:p>0,12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0857" calcext:value-type="float">
            <text:p>0,0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0857" calcext:value-type="float">
            <text:p>0,08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,0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,03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0444" calcext:value-type="float">
            <text:p>0,0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0444" calcext:value-type="float">
            <text:p>0,04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,0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,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12" calcext:value-type="float">
            <text:p>0,1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,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,0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,087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0667" calcext:value-type="float">
            <text:p>0,0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0667" calcext:value-type="float">
            <text:p>0,06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21" calcext:value-type="float">
            <text:p>54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667" calcext:value-type="float">
            <text:p>0,0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667" calcext:value-type="float">
            <text:p>0,066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75" calcext:value-type="float">
            <text:p>0,07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75" calcext:value-type="float">
            <text:p>0,07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,0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333" calcext:value-type="float">
            <text:p>0,033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333" calcext:value-type="float">
            <text:p>0,033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0286" calcext:value-type="float">
            <text:p>0,028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0286" calcext:value-type="float">
            <text:p>0,0286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25" calcext:value-type="float">
            <text:p>0,02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25" calcext:value-type="float">
            <text:p>0,02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111" calcext:value-type="float">
            <text:p>0,011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111" calcext:value-type="float">
            <text:p>0,011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,0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667" calcext:value-type="float">
            <text:p>0,0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667" calcext:value-type="float">
            <text:p>0,066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667" calcext:value-type="float">
            <text:p>0,0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667" calcext:value-type="float">
            <text:p>0,066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0571" calcext:value-type="float">
            <text:p>0,057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0571" calcext:value-type="float">
            <text:p>0,057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,0375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,037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0222" calcext:value-type="float">
            <text:p>0,022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0222" calcext:value-type="float">
            <text:p>0,022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54" calcext:value-type="float">
            <text:p>123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,0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1333" calcext:value-type="float">
            <text:p>0,13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1333" calcext:value-type="float">
            <text:p>0,133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667" calcext:value-type="float">
            <text:p>0,0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667" calcext:value-type="float">
            <text:p>0,066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0571" calcext:value-type="float">
            <text:p>0,057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0571" calcext:value-type="float">
            <text:p>0,057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125" calcext:value-type="float">
            <text:p>0,01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125" calcext:value-type="float">
            <text:p>0,012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0222" calcext:value-type="float">
            <text:p>0,022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0222" calcext:value-type="float">
            <text:p>0,022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321" calcext:value-type="float">
            <text:p>453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333" calcext:value-type="float">
            <text:p>0,033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333" calcext:value-type="float">
            <text:p>0,033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0429" calcext:value-type="float">
            <text:p>0,0429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0429" calcext:value-type="float">
            <text:p>0,0429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25" calcext:value-type="float">
            <text:p>0,02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25" calcext:value-type="float">
            <text:p>0,02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0333" calcext:value-type="float">
            <text:p>0,033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0333" calcext:value-type="float">
            <text:p>0,033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,0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,0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1333" calcext:value-type="float">
            <text:p>0,13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1333" calcext:value-type="float">
            <text:p>0,133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,0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667" calcext:value-type="float">
            <text:p>0,0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667" calcext:value-type="float">
            <text:p>0,066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0571" calcext:value-type="float">
            <text:p>0,057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0571" calcext:value-type="float">
            <text:p>0,057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,0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0333" calcext:value-type="float">
            <text:p>0,0333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.0333" calcext:value-type="float">
            <text:p>0,033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,0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,0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7T05:09:23.307958250</dc:date>
    <meta:editing-duration>PT4M42S</meta:editing-duration>
    <meta:editing-cycles>1</meta:editing-cycles>
    <meta:document-statistic meta:table-count="1" meta:cell-count="8576" meta:object-count="0"/>
    <meta:generator>LibreOffice/6.1.2.1$Linux_X86_64 LibreOffice_project/2a903a68781eadf02ae41484151e885393b7fee3</meta:generator>
  </office:meta>
</office:document-meta>
</file>